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34pt"/>
    </style:style>
    <style:style style:name="co2" style:family="table-column">
      <style:table-column-properties fo:break-before="auto" style:column-width="82.69pt"/>
    </style:style>
    <style:style style:name="co3" style:family="table-column">
      <style:table-column-properties fo:break-before="auto" style:column-width="190.69pt"/>
    </style:style>
    <style:style style:name="co4" style:family="table-column">
      <style:table-column-properties fo:break-before="auto" style:column-width="544.2pt"/>
    </style:style>
    <style:style style:name="co5" style:family="table-column">
      <style:table-column-properties fo:break-before="auto" style:column-width="619.91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781.46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voltage_5f_am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oltage_am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6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3300p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3.3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MA</text:p>
          </table:table-cell>
          <table:table-cell table:style-name="ce4" office:value-type="string" calcext:value-type="string">
            <text:p><text:a xlink:href="https://www.te.com/commerce/DocumentDelivery/DDEController?Action=srchrtrv&amp;DocNm=619540&amp;DocType=Customer+Drawing&amp;DocLang=English" xlink:type="simple">https://www.te.com/commerce/DocumentDelivery/DDEController?Action=srchrtrv&amp;DocNm=619540&amp;DocType=Customer+Drawing&amp;DocLang=English</text:a></text:p>
          </table:table-cell>
          <table:table-cell table:style-name="ce5" office:value-type="string" calcext:value-type="string">
            <text:p><text:a xlink:href="https://www.digikey.com/product-detail/en/te-connectivity-amp-connectors/619540-1/A120734-ND/5021655" xlink:type="simple">https://www.digikey.com/product-detail/en/te-connectivity-amp-connectors/619540-1/A120734-ND/502165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https://www.digikey.com/product-detail/en/te-connectivity-amp-connectors/619540-1/A120734-ND/502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https://www.digikey.com/product-detail/en/te-connectivity-amp-connectors/619540-1/A120734-ND/502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https://www.digikey.com/product-detail/en/te-connectivity-amp-connectors/619540-1/A120734-ND/502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1082-102400LF</text:p>
          </table:table-cell>
          <table:table-cell office:value-type="string" calcext:value-type="string">
            <text:p>FCI_61083-101400LF</text:p>
          </table:table-cell>
          <table:table-cell office:value-type="string" calcext:value-type="string">
            <text:p>Amphenol ICC</text:p>
          </table:table-cell>
          <table:table-cell office:value-type="string" calcext:value-type="string">
            <text:p>100 Position Connector Plug, Center Strip Contacts Surface Mount G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1083-101400LF</text:p>
          </table:table-cell>
          <table:table-cell office:value-type="string" calcext:value-type="string">
            <text:p>https://www.digikey.com/product-detail/en/amphenol-icc-fci/61083-101400LF/609-5475-ND/1045639?utm_source=snapeda&amp;utm_medium=aggregator&amp;utm_campaign=symbol</text:p>
          </table:table-cell>
          <table:table-cell office:value-type="string" calcext:value-type="string">
            <text:p>609-5475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D8250</text:p>
          </table:table-cell>
          <table:table-cell office:value-type="string" calcext:value-type="string">
            <text:p>10-MSOP</text:p>
          </table:table-cell>
          <table:table-cell table:style-name="ce4" office:value-type="string" calcext:value-type="string">
            <text:p><text:a xlink:href="https://www.analog.com/media/en/technical-documentation/data-sheets/AD8250.pdf" xlink:type="simple">https://www.analog.com/media/en/technical-documentation/data-sheets/AD8250.pdf</text:a></text:p>
          </table:table-cell>
          <table:table-cell table:style-name="ce5" office:value-type="string" calcext:value-type="string">
            <text:p><text:a xlink:href="https://www.digikey.com/product-detail/en/analog-devices-inc/AD8250ARMZ-R7/AD8250ARMZ-R7CT-ND/1590001" xlink:type="simple">https://www.digikey.com/product-detail/en/analog-devices-inc/AD8250ARMZ-R7/AD8250ARMZ-R7CT-ND/159000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AD8250</text:p>
          </table:table-cell>
          <table:table-cell office:value-type="string" calcext:value-type="string">
            <text:p>10-MSOP</text:p>
          </table:table-cell>
          <table:table-cell table:style-name="ce4" office:value-type="string" calcext:value-type="string">
            <text:p><text:a xlink:href="https://www.analog.com/media/en/technical-documentation/data-sheets/AD8250.pdf" xlink:type="simple">https://www.analog.com/media/en/technical-documentation/data-sheets/AD8250.pdf</text:a></text:p>
          </table:table-cell>
          <table:table-cell office:value-type="string" calcext:value-type="string">
            <text:p>https://www.digikey.com/product-detail/en/analog-devices-inc/AD8250ARMZ-R7/AD8250ARMZ-R7CT-ND/159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AD8250</text:p>
          </table:table-cell>
          <table:table-cell office:value-type="string" calcext:value-type="string">
            <text:p>10-MSOP</text:p>
          </table:table-cell>
          <table:table-cell table:style-name="ce4" office:value-type="string" calcext:value-type="string">
            <text:p><text:a xlink:href="https://www.analog.com/media/en/technical-documentation/data-sheets/AD8250.pdf" xlink:type="simple">https://www.analog.com/media/en/technical-documentation/data-sheets/AD8250.pdf</text:a></text:p>
          </table:table-cell>
          <table:table-cell office:value-type="string" calcext:value-type="string">
            <text:p>https://www.digikey.com/product-detail/en/analog-devices-inc/AD8250ARMZ-R7/AD8250ARMZ-R7CT-ND/159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AD817</text:p>
          </table:table-cell>
          <table:table-cell/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AD817</text:p>
          </table:table-cell>
          <table:table-cell office:value-type="string" calcext:value-type="string">
            <text:p>8-SOIC</text:p>
          </table:table-cell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AD817</text:p>
          </table:table-cell>
          <table:table-cell/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AD817</text:p>
          </table:table-cell>
          <table:table-cell office:value-type="string" calcext:value-type="string">
            <text:p>8-SOIC</text:p>
          </table:table-cell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ltc2379</text:p>
          </table:table-cell>
          <table:table-cell office:value-type="string" calcext:value-type="string">
            <text:p>16-DFN (4x3)</text:p>
          </table:table-cell>
          <table:table-cell table:style-name="ce4" office:value-type="string" calcext:value-type="string">
            <text:p><text:a xlink:href="https://www.analog.com/media/en/technical-documentation/data-sheets/237918fb.pdf" xlink:type="simple">https://www.analog.com/media/en/technical-documentation/data-sheets/237918fb.pdf</text:a></text:p>
          </table:table-cell>
          <table:table-cell table:style-name="ce5" office:value-type="string" calcext:value-type="string">
            <text:p><text:a xlink:href="https://www.digikey.com/product-detail/en/linear-technology-analog-devices/LTC2379CDE-18-PBF/LTC2379CDE-18-PBF-ND/2620326" xlink:type="simple">https://www.digikey.com/product-detail/en/linear-technology-analog-devices/LTC2379CDE-18-PBF/LTC2379CDE-18-PBF-ND/2620326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ltc2379</text:p>
          </table:table-cell>
          <table:table-cell office:value-type="string" calcext:value-type="string">
            <text:p>16-DFN (4x3)</text:p>
          </table:table-cell>
          <table:table-cell table:style-name="ce4" office:value-type="string" calcext:value-type="string">
            <text:p><text:a xlink:href="https://www.analog.com/media/en/technical-documentation/data-sheets/237918fb.pdf" xlink:type="simple">https://www.analog.com/media/en/technical-documentation/data-sheets/237918fb.pdf</text:a></text:p>
          </table:table-cell>
          <table:table-cell table:style-name="ce5" office:value-type="string" calcext:value-type="string">
            <text:p><text:a xlink:href="https://www.digikey.com/product-detail/en/linear-technology-analog-devices/LTC2379CDE-18-PBF/LTC2379CDE-18-PBF-ND/2620326" xlink:type="simple">https://www.digikey.com/product-detail/en/linear-technology-analog-devices/LTC2379CDE-18-PBF/LTC2379CDE-18-PBF-ND/2620326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D8250</text:p>
          </table:table-cell>
          <table:table-cell table:style-name="ce2" office:value-type="string" calcext:value-type="string">
            <text:p>10-MSOP</text:p>
          </table:table-cell>
          <table:table-cell table:style-name="ce4" office:value-type="string" calcext:value-type="string">
            <text:p><text:a xlink:href="https://www.analog.com/media/en/technical-documentation/data-sheets/AD8250.pdf" xlink:type="simple">https://www.analog.com/media/en/technical-documentation/data-sheets/AD8250.pdf</text:a></text:p>
          </table:table-cell>
          <table:table-cell office:value-type="string" calcext:value-type="string">
            <text:p>https://www.digikey.com/product-detail/en/analog-devices-inc/AD8250ARMZ-R7/AD8250ARMZ-R7CT-ND/159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R3425</text:p>
          </table:table-cell>
          <table:table-cell office:value-type="string" calcext:value-type="string">
            <text:p>SOT-23-6</text:p>
          </table:table-cell>
          <table:table-cell table:style-name="ce4" office:value-type="string" calcext:value-type="string">
            <text:p><text:a xlink:href="https://www.analog.com/media/en/technical" xlink:type="simple">https://www.analog.com/media/en/technical-documentation/data-sheets/ADR3412_ADR3420_ADR3425_ADR3430_ADR3433_ADR3440_ADR3450.pdf</text:a></text:p>
          </table:table-cell>
          <table:table-cell table:style-name="ce5" office:value-type="string" calcext:value-type="string">
            <text:p><text:a xlink:href="https://www.digikey.com/product-detail/en/analog-devices-inc/ADR3425ARJZ-R2/ADR3425ARJZ-R2CT-ND/2353832" xlink:type="simple">https://www.digikey.com/product-detail/en/analog-devices-inc/ADR3425ARJZ-R2/ADR3425ARJZ-R2CT-ND/235383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817</text:p>
          </table:table-cell>
          <table:table-cell office:value-type="string" calcext:value-type="string">
            <text:p>8-SOIC</text:p>
          </table:table-cell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817</text:p>
          </table:table-cell>
          <table:table-cell office:value-type="string" calcext:value-type="string">
            <text:p>8-SOIC</text:p>
          </table:table-cell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D817</text:p>
          </table:table-cell>
          <table:table-cell office:value-type="string" calcext:value-type="string">
            <text:p>8-SOIC</text:p>
          </table:table-cell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D817</text:p>
          </table:table-cell>
          <table:table-cell/>
          <table:table-cell table:style-name="ce4" office:value-type="string" calcext:value-type="string">
            <text:p><text:a xlink:href="https://www.analog.com/media/en/technical-documentation/data-sheets/AD817.pdf" xlink:type="simple">https://www.analog.com/media/en/technical-documentation/data-sheets/AD817.pdf</text:a></text:p>
          </table:table-cell>
          <table:table-cell table:style-name="ce2" office:value-type="string" calcext:value-type="string">
            <text:p>https://www.digikey.com/product-detail/en/analog-devices-inc/AD817ARZ-REEL7/AD817ARZ-REEL7CT-ND/4162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c2379</text:p>
          </table:table-cell>
          <table:table-cell office:value-type="string" calcext:value-type="string">
            <text:p>16-DFN (4x3)</text:p>
          </table:table-cell>
          <table:table-cell table:style-name="ce4" office:value-type="string" calcext:value-type="string">
            <text:p><text:a xlink:href="https://www.analog.com/media/en/technical-documentation/data-sheets/237918fb.pdf" xlink:type="simple">https://www.analog.com/media/en/technical-documentation/data-sheets/237918fb.pdf</text:a></text:p>
          </table:table-cell>
          <table:table-cell table:style-name="ce5" office:value-type="string" calcext:value-type="string">
            <text:p><text:a xlink:href="https://www.digikey.com/product-detail/en/linear-technology-analog-devices/LTC2379CDE-18-PBF/LTC2379CDE-18-PBF-ND/2620326" xlink:type="simple">https://www.digikey.com/product-detail/en/linear-technology-analog-devices/LTC2379CDE-18-PBF/LTC2379CDE-18-PBF-ND/2620326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ltc2379</text:p>
          </table:table-cell>
          <table:table-cell office:value-type="string" calcext:value-type="string">
            <text:p>16-DFN (4x3)</text:p>
          </table:table-cell>
          <table:table-cell table:style-name="ce4" office:value-type="string" calcext:value-type="string">
            <text:p><text:a xlink:href="https://www.analog.com/media/en/technical-documentation/data-sheets/237918fb.pdf" xlink:type="simple">https://www.analog.com/media/en/technical-documentation/data-sheets/237918fb.pdf</text:a></text:p>
          </table:table-cell>
          <table:table-cell table:style-name="ce5" office:value-type="string" calcext:value-type="string">
            <text:p><text:a xlink:href="https://www.digikey.com/product-detail/en/linear-technology-analog-devices/LTC2379CDE-18-PBF/LTC2379CDE-18-PBF-ND/2620326" xlink:type="simple">https://www.digikey.com/product-detail/en/linear-technology-analog-devices/LTC2379CDE-18-PBF/LTC2379CDE-18-PBF-ND/2620326</text:a></text:p>
          </table:table-cell>
          <table:table-cell table:number-columns-repeated="1019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ltage_amp.A1:voltage_amp.I1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ltage_5f_amp" style:display-name="PageStyle_voltage_am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0-06-18T10:27:59.578115038</dc:date>
    <meta:editing-cycles>7</meta:editing-cycles>
    <meta:editing-duration>PT37M2S</meta:editing-duration>
    <meta:generator>LibreOffice/6.0.7.3$Linux_X86_64 LibreOffice_project/00m0$Build-3</meta:generator>
    <meta:document-statistic meta:table-count="1" meta:cell-count="531" meta:object-count="0"/>
  </office:meta>
</office:document-meta>
</file>